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subtitle">
      <style:graphic-properties draw:fill-color="#ffffff" fo:min-height="12.75cm"/>
    </style:style>
    <style:style style:name="pr9" style:family="presentation" style:parent-style-name="Alizarin-subtitle">
      <style:graphic-properties draw:fill-color="#ffffff" fo:min-height="11.342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Radhe Raman Tiwari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ir Pollution Detecto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adhe Raman Tiwari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r. Navanath Saharia</text:span></text:p>
            <text:p><text:span text:style-name="T1">Roll No. 1701011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ive &amp; Goal</text:p>
          </draw:text-box>
        </draw:frame>
        <draw:frame presentation:style-name="pr8" draw:text-style-name="P2" draw:layer="layout" svg:width="25.5cm" svg:height="13cm" svg:x="1cm" svg:y="5.5cm" presentation:class="subtitle" presentation:user-transformed="true">
          <draw:text-box>
            <text:p>Radhe Raman Tiwari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lock Diagram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nciple of Working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low Diagram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gres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lic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ferenc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use-footer-name="ftr1" presentation:use-date-time-name="dtd1">
        <office:forms form:automatic-focus="false" form:apply-design-mode="false"/>
        <draw:frame presentation:style-name="pr9" draw:text-style-name="P2" draw:layer="layout" svg:width="26cm" svg:height="11.176cm" svg:x="9.652cm" svg:y="8.636cm" presentation:class="subtitle" presentation:user-transformed="true">
          <draw:text-box draw:corner-radius="14.494cm">
            <text:p>THANK YOU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5T21:44:07.263864702</meta:creation-date>
    <meta:editing-duration>PT10H15M53S</meta:editing-duration>
    <meta:editing-cycles>6</meta:editing-cycles>
    <meta:generator>LibreOffice/6.2.8.2$Linux_X86_64 LibreOffice_project/20$Build-2</meta:generator>
    <dc:title>Alizarin</dc:title>
    <dc:date>2020-03-08T16:04:49.320440322</dc:date>
    <meta:document-statistic meta:object-count="80"/>
  </office:meta>
</office:document-meta>
</file>